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MethodBeforeAdvice.before( Method method , Object [ ] args , @ Nullable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MethodBeforeAdvice.isBefore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MethodBeforeAdvice.AspectJMethodBeforeAdvice( Method aspectJBeforeAdviceMethod , AspectJExpressionPointcut pointcut , AspectInstanceFactory ai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MethodBeforeAdvice.isAft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